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rsid="000705b9" officeooo:paragraph-rsid="002f48c2" fo:background-color="#dddddd" style:font-weight-asian="normal" style:font-weight-complex="normal"/>
    </style:style>
    <style:style style:name="P2" style:family="paragraph" style:parent-style-name="Text_20_body">
      <style:text-properties officeooo:rsid="002d416c" officeooo:paragraph-rsid="002d416c"/>
    </style:style>
    <style:style style:name="P3" style:family="paragraph" style:parent-style-name="Text_20_body">
      <style:paragraph-properties fo:text-align="center" style:justify-single-word="false"/>
      <style:text-properties fo:font-weight="bold" officeooo:rsid="000705b9" officeooo:paragraph-rsid="002f48c2" fo:background-color="#dddddd" style:font-weight-asian="bold" style:font-weight-complex="bold"/>
    </style:style>
    <style:style style:name="P4" style:family="paragraph" style:parent-style-name="Text_20_body">
      <style:text-properties officeooo:paragraph-rsid="002d416c"/>
    </style:style>
    <style:style style:name="P5" style:family="paragraph" style:parent-style-name="Text_20_body">
      <style:text-properties officeooo:paragraph-rsid="002e6e83"/>
    </style:style>
    <style:style style:name="P6" style:family="paragraph" style:parent-style-name="Text_20_body">
      <style:text-properties officeooo:paragraph-rsid="004a1c59"/>
    </style:style>
    <style:style style:name="P7" style:family="paragraph" style:parent-style-name="Text_20_body">
      <style:text-properties officeooo:rsid="00539f96" officeooo:paragraph-rsid="00550822"/>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rsid="000705b9" officeooo:paragraph-rsid="000705b9" style:font-weight-asian="bold" style:font-weight-complex="bold"/>
    </style:style>
    <style:style style:name="P10" style:family="paragraph" style:parent-style-name="Standard">
      <style:paragraph-properties fo:text-align="start" style:justify-single-word="false"/>
      <style:text-properties fo:font-weight="bold" officeooo:rsid="003bbd82" officeooo:paragraph-rsid="003bbd82" style:font-weight-asian="bold" style:font-weight-complex="bold"/>
    </style:style>
    <style:style style:name="P11" style:family="paragraph" style:parent-style-name="Standard">
      <style:text-properties fo:font-weight="bold" officeooo:rsid="00413206" officeooo:paragraph-rsid="00413206" style:font-weight-asian="bold" style:font-weight-complex="bold"/>
    </style:style>
    <style:style style:name="P12" style:family="paragraph" style:parent-style-name="Standard">
      <style:text-properties fo:font-weight="bold" officeooo:rsid="0052ed70" officeooo:paragraph-rsid="0052ed70" style:font-weight-asian="bold" style:font-weight-complex="bold"/>
    </style:style>
    <style:style style:name="P13" style:family="paragraph" style:parent-style-name="Standard">
      <style:text-properties fo:font-weight="bold" officeooo:rsid="000705b9" officeooo:paragraph-rsid="000705b9" fo:background-color="#dddddd" style:font-weight-asian="bold" style:font-weight-complex="bold"/>
    </style:style>
    <style:style style:name="P14" style:family="paragraph" style:parent-style-name="Standard">
      <style:paragraph-properties fo:text-align="center" style:justify-single-word="false"/>
      <style:text-properties fo:font-weight="bold" officeooo:rsid="000705b9" officeooo:paragraph-rsid="000705b9" fo:background-color="#dddddd" style:font-weight-asian="bold" style:font-weight-complex="bold"/>
    </style:style>
    <style:style style:name="P15" style:family="paragraph" style:parent-style-name="Standard">
      <style:paragraph-properties fo:text-align="start" style:justify-single-word="false"/>
      <style:text-properties fo:font-weight="normal" officeooo:rsid="000705b9" officeooo:paragraph-rsid="000705b9" style:font-weight-asian="normal" style:font-weight-complex="normal"/>
    </style:style>
    <style:style style:name="P16" style:family="paragraph" style:parent-style-name="Standard">
      <style:paragraph-properties fo:text-align="start" style:justify-single-word="false"/>
      <style:text-properties fo:font-weight="normal" officeooo:rsid="003f3443" officeooo:paragraph-rsid="003f3443" style:font-weight-asian="normal" style:font-weight-complex="normal"/>
    </style:style>
    <style:style style:name="P17" style:family="paragraph" style:parent-style-name="Standard">
      <style:paragraph-properties fo:text-align="start" style:justify-single-word="false"/>
      <style:text-properties fo:font-weight="normal" officeooo:rsid="000705b9" officeooo:paragraph-rsid="000705b9" fo:background-color="#dddddd" style:font-weight-asian="normal" style:font-weight-complex="normal"/>
    </style:style>
    <style:style style:name="P18" style:family="paragraph" style:parent-style-name="Standard">
      <style:paragraph-properties fo:text-align="start" style:justify-single-word="false"/>
      <style:text-properties fo:font-weight="normal" officeooo:rsid="000705b9" officeooo:paragraph-rsid="000d790a" fo:background-color="#dddddd" style:font-weight-asian="normal" style:font-weight-complex="normal"/>
    </style:style>
    <style:style style:name="P19" style:family="paragraph" style:parent-style-name="Standard">
      <style:paragraph-properties fo:text-align="start" style:justify-single-word="false"/>
      <style:text-properties officeooo:paragraph-rsid="000d790a"/>
    </style:style>
    <style:style style:name="P20" style:family="paragraph" style:parent-style-name="Standard">
      <style:paragraph-properties fo:text-align="start" style:justify-single-word="false"/>
      <style:text-properties officeooo:paragraph-rsid="003ff689"/>
    </style:style>
    <style:style style:name="P21" style:family="paragraph" style:parent-style-name="Standard">
      <style:text-properties officeooo:paragraph-rsid="00413206"/>
    </style:style>
    <style:style style:name="P22" style:family="paragraph" style:parent-style-name="Standard">
      <style:text-properties officeooo:paragraph-rsid="00415e8d"/>
    </style:style>
    <style:style style:name="P23" style:family="paragraph" style:parent-style-name="Standard">
      <style:text-properties officeooo:paragraph-rsid="004323ab"/>
    </style:style>
    <style:style style:name="P24" style:family="paragraph" style:parent-style-name="Standard">
      <style:text-properties officeooo:paragraph-rsid="004a1c59"/>
    </style:style>
    <style:style style:name="P25" style:family="paragraph" style:parent-style-name="Standard">
      <style:text-properties officeooo:paragraph-rsid="004e9f59"/>
    </style:style>
    <style:style style:name="P26" style:family="paragraph" style:parent-style-name="Standard">
      <style:text-properties officeooo:paragraph-rsid="0052ed70"/>
    </style:style>
    <style:style style:name="P27" style:family="paragraph" style:parent-style-name="Standard">
      <style:text-properties officeooo:rsid="00539f96" officeooo:paragraph-rsid="00539f96"/>
    </style:style>
    <style:style style:name="P28" style:family="paragraph" style:parent-style-name="Standard">
      <style:text-properties officeooo:rsid="00539f96" officeooo:paragraph-rsid="00550822"/>
    </style:style>
    <style:style style:name="P29" style:family="paragraph" style:parent-style-name="Standard">
      <style:text-properties officeooo:paragraph-rsid="00539f96"/>
    </style:style>
    <style:style style:name="P30" style:family="paragraph" style:parent-style-name="Standard">
      <style:text-properties officeooo:rsid="00550822" officeooo:paragraph-rsid="00550822"/>
    </style:style>
    <style:style style:name="P31" style:family="paragraph" style:parent-style-name="Text_20_body" style:list-style-name="L1"/>
    <style:style style:name="P32" style:family="paragraph" style:parent-style-name="Text_20_body">
      <style:text-properties fo:font-weight="bold" officeooo:rsid="0024b5fb" style:font-weight-asian="bold" style:font-weight-complex="bold"/>
    </style:style>
    <style:style style:name="P33" style:family="paragraph" style:parent-style-name="Text_20_body" style:list-style-name="L2"/>
    <style:style style:name="P34" style:family="paragraph" style:parent-style-name="Text_20_body" style:list-style-name="L2">
      <style:text-properties officeooo:paragraph-rsid="002c4362"/>
    </style:style>
    <style:style style:name="P35" style:family="paragraph" style:parent-style-name="Text_20_body" style:list-style-name="L4"/>
    <style:style style:name="P36" style:family="paragraph" style:parent-style-name="Text_20_body" style:list-style-name="L4">
      <style:paragraph-properties fo:margin-top="0cm" fo:margin-bottom="0cm" loext:contextual-spacing="false"/>
    </style:style>
    <style:style style:name="P37" style:family="paragraph" style:parent-style-name="Standard">
      <style:text-properties fo:font-weight="normal" officeooo:rsid="000705b9" officeooo:paragraph-rsid="000705b9" fo:background-color="#dddddd" style:font-weight-asian="normal" style:font-weight-complex="normal"/>
    </style:style>
    <style:style style:name="P38" style:family="paragraph" style:parent-style-name="Standard">
      <style:paragraph-properties fo:text-align="start" style:justify-single-word="false"/>
      <style:text-properties fo:font-weight="normal" officeooo:rsid="003d8ceb" officeooo:paragraph-rsid="003bbd82" style:font-weight-asian="normal" style:font-weight-complex="normal"/>
    </style:style>
    <style:style style:name="P39" style:family="paragraph" style:parent-style-name="Standard" style:list-style-name="L5">
      <style:text-properties fo:font-weight="normal" officeooo:rsid="00558c7d" officeooo:paragraph-rsid="00558c7d" style:font-weight-asian="normal" style:font-weight-complex="normal"/>
    </style:style>
    <style:style style:name="P40" style:family="paragraph" style:parent-style-name="Standard">
      <style:text-properties fo:font-weight="normal" officeooo:rsid="00550b07" officeooo:paragraph-rsid="00550b07" style:font-weight-asian="normal" style:font-weight-complex="normal"/>
    </style:style>
    <style:style style:name="P41" style:family="paragraph" style:parent-style-name="Standard" style:list-style-name="L3"/>
    <style:style style:name="P42" style:family="paragraph" style:parent-style-name="Standard">
      <style:text-properties officeooo:rsid="004323ab" officeooo:paragraph-rsid="00539f96"/>
    </style:style>
    <style:style style:name="P43" style:family="paragraph" style:parent-style-name="Standard">
      <style:text-properties officeooo:rsid="00550822" officeooo:paragraph-rsid="00550822"/>
    </style:style>
    <style:style style:name="P44" style:family="paragraph" style:parent-style-name="Standard">
      <style:text-properties officeooo:rsid="00550822" officeooo:paragraph-rsid="00550b07"/>
    </style:style>
    <style:style style:name="P45" style:family="paragraph" style:parent-style-name="Standard" style:list-style-name="L5">
      <style:text-properties officeooo:paragraph-rsid="00550b07"/>
    </style:style>
    <style:style style:name="P46" style:family="paragraph" style:parent-style-name="Standard" style:list-style-name="L5">
      <style:text-properties fo:font-weight="bold" officeooo:rsid="00550822" officeooo:paragraph-rsid="00550b07" style:font-weight-asian="bold" style:font-weight-complex="bold"/>
    </style:style>
    <style:style style:name="P47" style:family="paragraph" style:parent-style-name="Standard" style:list-style-name="L5">
      <style:text-properties officeooo:rsid="00558c7d" officeooo:paragraph-rsid="00558c7d"/>
    </style:style>
    <style:style style:name="T1" style:family="text">
      <style:text-properties fo:font-weight="normal" style:font-weight-asian="normal" style:font-weight-complex="normal"/>
    </style:style>
    <style:style style:name="T2" style:family="text">
      <style:text-properties fo:font-weight="normal" officeooo:rsid="000b5c49" style:font-weight-asian="normal" style:font-weight-complex="normal"/>
    </style:style>
    <style:style style:name="T3" style:family="text">
      <style:text-properties fo:font-weight="normal" officeooo:rsid="0022c55b" style:font-weight-asian="normal" style:font-weight-complex="normal"/>
    </style:style>
    <style:style style:name="T4" style:family="text">
      <style:text-properties fo:font-weight="normal" officeooo:rsid="00212f32" style:font-weight-asian="normal" style:font-weight-complex="normal"/>
    </style:style>
    <style:style style:name="T5" style:family="text">
      <style:text-properties fo:font-weight="normal" officeooo:rsid="0024b5fb" style:font-weight-asian="normal" style:font-weight-complex="normal"/>
    </style:style>
    <style:style style:name="T6" style:family="text">
      <style:text-properties fo:font-weight="normal" officeooo:rsid="002aa077" style:font-weight-asian="normal" style:font-weight-complex="normal"/>
    </style:style>
    <style:style style:name="T7" style:family="text">
      <style:text-properties fo:font-weight="normal" officeooo:rsid="002c4362" style:font-weight-asian="normal" style:font-weight-complex="normal"/>
    </style:style>
    <style:style style:name="T8" style:family="text">
      <style:text-properties fo:font-weight="normal" officeooo:rsid="002e6e83" style:font-weight-asian="normal" style:font-weight-complex="normal"/>
    </style:style>
    <style:style style:name="T9" style:family="text">
      <style:text-properties fo:font-weight="normal" officeooo:rsid="003d8ceb" style:font-weight-asian="normal" style:font-weight-complex="normal"/>
    </style:style>
    <style:style style:name="T10" style:family="text">
      <style:text-properties fo:font-weight="normal" officeooo:rsid="003ff689" style:font-weight-asian="normal" style:font-weight-complex="normal"/>
    </style:style>
    <style:style style:name="T11" style:family="text">
      <style:text-properties fo:font-weight="normal" officeooo:rsid="00550822" style:font-weight-asian="normal" style:font-weight-complex="normal"/>
    </style:style>
    <style:style style:name="T12" style:family="text">
      <style:text-properties fo:font-weight="normal" officeooo:rsid="00550b07" style:font-weight-asian="normal" style:font-weight-complex="normal"/>
    </style:style>
    <style:style style:name="T13" style:family="text">
      <style:text-properties fo:font-weight="normal" officeooo:rsid="00558c7d" style:font-weight-asian="normal" style:font-weight-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0705b9" style:font-weight-asian="bold" style:font-weight-complex="bold"/>
    </style:style>
    <style:style style:name="T17" style:family="text">
      <style:text-properties fo:font-weight="bold" officeooo:rsid="000b5c49" style:font-weight-asian="bold" style:font-weight-complex="bold"/>
    </style:style>
    <style:style style:name="T18" style:family="text">
      <style:text-properties fo:font-weight="bold" officeooo:rsid="0024b5fb" style:font-weight-asian="bold" style:font-weight-complex="bold"/>
    </style:style>
    <style:style style:name="T19" style:family="text">
      <style:text-properties fo:font-weight="bold" officeooo:rsid="002d416c" style:font-weight-asian="bold" style:font-weight-complex="bold"/>
    </style:style>
    <style:style style:name="T20" style:family="text">
      <style:text-properties fo:font-weight="bold" officeooo:rsid="003bbd82" style:font-weight-asian="bold" style:font-weight-complex="bold"/>
    </style:style>
    <style:style style:name="T21" style:family="text">
      <style:text-properties fo:font-weight="bold" officeooo:rsid="0052ed70" style:font-weight-asian="bold" style:font-weight-complex="bold"/>
    </style:style>
    <style:style style:name="T22" style:family="text">
      <style:text-properties fo:font-weight="bold" officeooo:rsid="004323ab" style:font-weight-asian="bold" style:font-weight-complex="bold"/>
    </style:style>
    <style:style style:name="T23" style:family="text">
      <style:text-properties fo:font-weight="bold" officeooo:rsid="00573f93" style:font-weight-asian="bold" style:font-weight-complex="bold"/>
    </style:style>
    <style:style style:name="T24" style:family="text">
      <style:text-properties fo:font-weight="bold" style:font-weight-asian="normal" style:font-weight-complex="normal"/>
    </style:style>
    <style:style style:name="T25" style:family="text">
      <style:text-properties fo:font-weight="bold" officeooo:rsid="000b5c49" style:font-weight-asian="normal" style:font-weight-complex="normal"/>
    </style:style>
    <style:style style:name="T26" style:family="text">
      <style:text-properties officeooo:rsid="00089764"/>
    </style:style>
    <style:style style:name="T27" style:family="text">
      <style:text-properties officeooo:rsid="000b5c49"/>
    </style:style>
    <style:style style:name="T28" style:family="text">
      <style:text-properties officeooo:rsid="00126e21"/>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fo:font-weight="normal" officeooo:rsid="003d8ceb" style:font-weight-asian="normal" style:font-weight-complex="normal"/>
    </style:style>
    <style:style style:name="T32" style:family="text">
      <style:text-properties officeooo:rsid="00212f32"/>
    </style:style>
    <style:style style:name="T33" style:family="text">
      <style:text-properties officeooo:rsid="00252c40" style:font-weight-asian="normal" style:font-weight-complex="normal"/>
    </style:style>
    <style:style style:name="T34" style:family="text">
      <style:text-properties officeooo:rsid="002aa077"/>
    </style:style>
    <style:style style:name="T35" style:family="text">
      <style:text-properties officeooo:rsid="002c4362"/>
    </style:style>
    <style:style style:name="T36" style:family="text">
      <style:text-properties officeooo:rsid="002d416c"/>
    </style:style>
    <style:style style:name="T37" style:family="text">
      <style:text-properties officeooo:rsid="002e6e83"/>
    </style:style>
    <style:style style:name="T38" style:family="text">
      <style:text-properties officeooo:rsid="003bbd82"/>
    </style:style>
    <style:style style:name="T39" style:family="text">
      <style:text-properties officeooo:rsid="003f3443"/>
    </style:style>
    <style:style style:name="T40" style:family="text">
      <style:text-properties officeooo:rsid="003ff689"/>
    </style:style>
    <style:style style:name="T41" style:family="text">
      <style:text-properties officeooo:rsid="0040671f"/>
    </style:style>
    <style:style style:name="T42" style:family="text">
      <style:text-properties fo:font-style="normal" style:font-style-asian="normal" style:font-style-complex="normal"/>
    </style:style>
    <style:style style:name="T43" style:family="text">
      <style:text-properties fo:font-style="normal" officeooo:rsid="0040671f" style:font-style-asian="normal" style:font-style-complex="normal"/>
    </style:style>
    <style:style style:name="T44" style:family="text">
      <style:text-properties fo:font-style="normal" officeooo:rsid="00509dfb" style:font-style-asian="normal" style:font-style-complex="normal"/>
    </style:style>
    <style:style style:name="T45" style:family="text">
      <style:text-properties officeooo:rsid="00413206"/>
    </style:style>
    <style:style style:name="T46" style:family="text">
      <style:text-properties officeooo:rsid="00415e8d"/>
    </style:style>
    <style:style style:name="T47" style:family="text">
      <style:text-properties officeooo:rsid="004323ab"/>
    </style:style>
    <style:style style:name="T48" style:family="text">
      <style:text-properties officeooo:rsid="004a1c59"/>
    </style:style>
    <style:style style:name="T49" style:family="text">
      <style:text-properties officeooo:rsid="004bcf7d"/>
    </style:style>
    <style:style style:name="T50" style:family="text">
      <style:text-properties officeooo:rsid="004cfee9"/>
    </style:style>
    <style:style style:name="T51" style:family="text">
      <style:text-properties officeooo:rsid="004e9f59"/>
    </style:style>
    <style:style style:name="T52" style:family="text">
      <style:text-properties officeooo:rsid="0051e896"/>
    </style:style>
    <style:style style:name="T53" style:family="text">
      <style:text-properties officeooo:rsid="0052ed70"/>
    </style:style>
    <style:style style:name="T54" style:family="text">
      <style:text-properties officeooo:rsid="00539f96"/>
    </style:style>
    <style:style style:name="T55" style:family="text">
      <style:text-properties style:font-name="Liberation Serif"/>
    </style:style>
    <style:style style:name="T56" style:family="text">
      <style:text-properties officeooo:rsid="00550822"/>
    </style:style>
    <style:style style:name="T57" style:family="text">
      <style:text-properties officeooo:rsid="00550b07"/>
    </style:style>
    <style:style style:name="T58" style:family="text">
      <style:text-properties officeooo:rsid="00573f93"/>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Q.2 <text:tab/><text:span text:style-name="T1">Implementing search algorithms that provide relevant results is known to be a challenging <text:tab/>task because of the complexity of any language. Please complete the</text:span></text:p>
      <text:p text:style-name="P37"><text:tab/>below:</text:p>
      <text:p text:style-name="P14">Part-1:</text:p>
      <text:p text:style-name="P17"><text:tab/></text:p>
      <text:p text:style-name="P17"><text:tab/>Return relevant results considering the following points:</text:p>
      <text:p text:style-name="P17"><text:tab/><text:tab/>• Different words, sometimes, refer to a common concept. </text:p>
      <text:p text:style-name="P18"><text:tab/><text:tab/><text:tab/>Eg.: <text:tab/>men, man; </text:p>
      <text:p text:style-name="P18"><text:tab/><text:tab/><text:tab/><text:tab/>tree, trees;</text:p>
      <text:p text:style-name="P17"><text:tab/><text:tab/>• The same word has different meanings given the context. </text:p>
      <text:p text:style-name="P17"><text:tab/><text:tab/><text:tab/>Eg: <text:tab/>Free parking (no cost for the parking); </text:p>
      <text:p text:style-name="P17"><text:tab/><text:tab/><text:tab/><text:tab/>Meat free restaurant (no meat dishes served).</text:p>
      <text:p text:style-name="P17"/>
      <text:p text:style-name="P17"><text:tab/>Explain theoretically, (without implementation) how would you use machine</text:p>
      <text:p text:style-name="P17">learning concepts and techniques to deliver relevant results considering the</text:p>
      <text:p text:style-name="P17">above points in a search engine context.</text:p>
      <text:p text:style-name="P15"/>
      <text:p text:style-name="P9">Solut’n:</text:p>
      <text:p text:style-name="Text_20_body"><text:span text:style-name="T16"><text:tab/></text:span>Machine learning<text:span text:style-name="T34">(ML)</text:span> is where a computer teaches itself how to do something, rather than being taught by humans or <text:span text:style-name="T26">by </text:span>following detailed programming<text:span text:style-name="T26">s</text:span>.</text:p>
      <text:p text:style-name="Text_20_body"/>
      <text:p text:style-name="Text_20_body"><text:span text:style-name="T32">Step 1: </text:span><text:bookmark text:name="b815"/><text:span text:style-name="Strong_20_Emphasis">Query understanding</text:span></text:p>
      <text:p text:style-name="Text_20_body"><text:span text:style-name="T32"><text:tab/></text:span>Machine Learning <text:span text:style-name="T32">can be</text:span> used for understanding the search query typed by the user.</text:p>
      <text:p text:style-name="Text_20_body"><text:tab/><text:span text:style-name="T27">P</text:span>aying more attention to each word in a query <text:span text:style-name="T27">coming from user is very important. E</text:span>nsuring that the whole query <text:span text:style-name="T27">(</text:span>the whole sentence or conversation or meaning<text:span text:style-name="T27">)</text:span> is taken into account, rather than <text:span text:style-name="T27">focusing on </text:span>particular words <text:span text:style-name="T28">in our search algorithm.</text:span></text:p>
      <text:p text:style-name="Text_20_body"><text:tab/><text:span text:style-name="T32">In query we have to focus on few </text:span>problems, <text:span text:style-name="T32">which are</text:span> solved by machine learning <text:span text:style-name="T32">like:</text:span></text:p>
      <text:list xml:id="list8640361487237339474" text:style-name="L1">
        <text:list-item>
          <text:p text:style-name="P31"><text:span text:style-name="Strong_20_Emphasis"><text:span text:style-name="T4">Query classification </text:span></text:span></text:p>
        </text:list-item>
        <text:list-item>
          <text:p text:style-name="P31"><text:span text:style-name="Strong_20_Emphasis"><text:span text:style-name="T1">Spelling suggestion </text:span></text:span><text:span text:style-name="Strong_20_Emphasis"><text:span text:style-name="T3">or spelling</text:span></text:span><text:span text:style-name="Strong_20_Emphasis"><text:span text:style-name="T1"> correction</text:span></text:span></text:p>
        </text:list-item>
        <text:list-item>
          <text:p text:style-name="P31"><text:span text:style-name="Strong_20_Emphasis"><text:span text:style-name="T4">Synonyms / Query expansion </text:span></text:span><text:span text:style-name="Strong_20_Emphasis"><text:span text:style-name="T3">(synonyms to expand the query keywords and expand the result set</text:span></text:span></text:p>
        </text:list-item>
        <text:list-item>
          <text:p text:style-name="P31"><text:span text:style-name="Strong_20_Emphasis"><text:span text:style-name="T1">Intent disambiguation</text:span></text:span><text:span text:style-name="Strong_20_Emphasis"> </text:span></text:p>
        </text:list-item>
      </text:list>
      <text:p text:style-name="Text_20_body"><text:span text:style-name="T17"><text:tab/></text:span><text:span text:style-name="T5">Our problem is </text:span><text:span text:style-name="T8">of</text:span><text:span text:style-name="T5"> </text:span><text:span text:style-name="T18">Synonyms/ Query Expansion.</text:span></text:p>
      <text:p text:style-name="P32"/>
      <text:p text:style-name="Text_20_body"><text:span text:style-name="T33">Step 2: </text:span><text:bookmark text:name="__w2_PU6T93G_answer_content"/><text:span text:style-name="T14">Candidate Generation</text:span></text:p>
      <text:p text:style-name="Text_20_body"><text:span text:style-name="T14"><text:tab/></text:span><text:bookmark text:name="__w2_PU6T93G_answer_content1"/><text:span text:style-name="T1">At this step, given a word, </text:span><text:span text:style-name="T8">we</text:span><text:span text:style-name="T1"> generate all possible candidates that might be synonyms for the word.</text:span><text:span text:style-name="T24"> </text:span></text:p>
      <text:p text:style-name="P5"><text:bookmark text:name="__w2_PU6T93G_answer_content2"/><text:span text:style-name="T15">Note: </text:span><text:span text:style-name="T1">what </text:span><text:span text:style-name="T6">we</text:span><text:span text:style-name="T1"> mean by "synonyms" usually changes a lot based on domain. </text:span></text:p>
      <text:p text:style-name="P5"><text:bookmark text:name="__w2_PU6T93G_answer_content3"/><text:span text:style-name="T1"><text:tab/>For a search engine, our definition of a synonyms can be much broader and include any alternate words that will help </text:span><text:span text:style-name="T6">us</text:span><text:span text:style-name="T1"> get better search results for </text:span><text:span text:style-name="T6">our</text:span><text:span text:style-name="T1"> query. </text:span></text:p>
      <text:p text:style-name="Standard"><text:soft-page-break/><text:span text:style-name="T1">Eg.: <text:s/><text:tab/></text:span><text:span text:style-name="T6">A</text:span><text:span text:style-name="T1">cronym expansions </text:span><text:span text:style-name="T6">[</text:span><text:span text:style-name="T1">CS </text:span><text:span text:style-name="T6">=</text:span><text:span text:style-name="T1"> "computer science"</text:span><text:span text:style-name="T6">]</text:span><text:span text:style-name="T1">, </text:span></text:p>
      <text:p text:style-name="Standard"><text:span text:style-name="T1"><text:tab/>synonyms for proper nouns </text:span><text:span text:style-name="T6">[</text:span><text:span text:style-name="T1">"</text:span><text:span text:style-name="T6">city of gold</text:span><text:span text:style-name="T1">" </text:span><text:span text:style-name="T6">=</text:span><text:span text:style-name="T1"> "</text:span><text:span text:style-name="T6">Dubai</text:span><text:span text:style-name="T1">"</text:span><text:span text:style-name="T6">]</text:span><text:span text:style-name="T1">, </text:span></text:p>
      <text:p text:style-name="Text_20_body"><text:span text:style-name="T1"><text:tab/>or even entire phrase substitutions are good "synonyms" for a search engine. </text:span><text:span text:style-name="T2">Depending on our exact application, here are some of the sources we can use for synonym generation:</text:span></text:p>
      <text:list xml:id="list837754441742049681" text:style-name="L2">
        <text:list-item>
          <text:p text:style-name="P34"><text:span text:style-name="T25">Word embeddings: <text:s/></text:span><text:span text:style-name="T7">we can</text:span><text:span text:style-name="T2"> train word vectors for our corpus and then find synonyms for the current word by using nearest neighbors or by defining some notion of "similarity". </text:span></text:p>
          <text:p text:style-name="P34"><text:span text:style-name="T7">eg. </text:span><text:span text:style-name="T2">Word2Vec outputs</text:span></text:p>
        </text:list-item>
        <text:list-item>
          <text:p text:style-name="P33"><text:span text:style-name="T14">Historical user data: </text:span><text:span text:style-name="T7">we</text:span> can also look at historical user behavior and generate synonym candidates from that. A simple way to do this for search engines is to look at word and phrase substitutions by looking for the "query, query, click" pattern. So if <text:span text:style-name="T36">we</text:span> see users searching for [<text:span text:style-name="T36">Hotels in Dubai</text:span>], not clicking on anything, then searching for [<text:span text:style-name="T36">rooms in Dubai</text:span>] and clicking on a result, <text:span text:style-name="T48">we</text:span> can consider "<text:span text:style-name="T36">rooms</text:span>" to be a synonym candidate for "<text:span text:style-name="T36">hotels</text:span>". The simple version of this ignores the context (in this case, the previous word being "<text:span text:style-name="T36">Dubai</text:span>"), but to get more accurate synonyms, <text:span text:style-name="T36">we</text:span> do want to use the previous and next <text:span text:style-name="T29">n</text:span> words as context. For word processors, <text:span text:style-name="T36">we</text:span> can similarly look at word and phrase substitutions that <text:span text:style-name="T36">our</text:span> users do.</text:p>
        </text:list-item>
        <text:list-item>
          <text:p text:style-name="P33"><text:span text:style-name="T14">Lexical synonyms: </text:span>These are grammatical synonyms as defined by the rules of the language. Wordnet is a popular source for these among others.</text:p>
        </text:list-item>
      </text:list>
      <text:p text:style-name="Text_20_body"><text:bookmark text:name="__w2_PU6T93G_answer_content6"/><text:tab/>If there are other synonym sources outside of these that are better suited for our application, <text:span text:style-name="T35">we</text:span> should use them too. </text:p>
      <text:p text:style-name="Text_20_body"><text:span text:style-name="T36"><text:tab/>We</text:span> can use either of these techniques in isolation to solve our problem. Eg. a synonym generation algorithm using word2vec vectors alone might be sufficient for u<text:span text:style-name="T35">s</text:span>. But by using just one source <text:span text:style-name="T35">we</text:span> will miss out on the strengths that the other sources offer.</text:p>
      <text:p text:style-name="Text_20_body"/>
      <text:p text:style-name="P4"><text:span text:style-name="T36">Step 3: </text:span><text:span text:style-name="T14"><text:s/>Synonym detection</text:span></text:p>
      <text:p text:style-name="Text_20_body"><text:tab/>Now that <text:span text:style-name="T36">we</text:span> have a set of synonym candidates for a given word, <text:span text:style-name="T36">we</text:span> need to find out which ones of those are actually synonyms. This can be solved as a classical <text:span text:style-name="T14">supervised learning</text:span> problem.</text:p>
      <text:p text:style-name="Text_20_body"><text:tab/>Given our candidate set, <text:span text:style-name="T36">we</text:span> can generate ground-truth training data either using human judges or past user engagement. As I mentioned above, the definition of synonyms is different for different applications, so if <text:span text:style-name="T36">we</text:span> are using human judges, <text:span text:style-name="T36">we</text:span> will need to come up with clear guidelines on what makes a good synonym for them to use.</text:p>
      <text:p text:style-name="P4">Once <text:span text:style-name="T36">we</text:span> have a labeled training set, <text:span text:style-name="T36">we</text:span> can generate various lexical and statistical features for our data and train a supervised ML model of our choice on it. </text:p>
      <text:p text:style-name="P4"><text:span text:style-name="T19">Note:</text:span><text:span text:style-name="T36"> </text:span><text:s/><text:span text:style-name="T36">A</text:span>ny features associated with past user behavior such as word substitution, <text:span text:style-name="T37">word</text:span> frequency perform the best for synonyms. </text:p>
      <text:p text:style-name="P4"/>
      <text:p text:style-name="P2">-------------------------------------------------------------------------------------------- <text:span text:style-name="T58">continue for </text:span><text:span text:style-name="T23">Part-2</text:span></text:p>
      <text:p text:style-name="P3"><text:soft-page-break/></text:p>
      <text:p text:style-name="P3">Part-2. </text:p>
      <text:p text:style-name="P1"><text:tab/>A user might engage with the insydo website through different kind of activities.</text:p>
      <text:p text:style-name="P1"><text:tab/><text:tab/>• How to take into consideration his activities to recommend relevant content</text:p>
      <text:p text:style-name="P1"><text:tab/><text:tab/> <text:s text:c="2"/>and a personalized experience.</text:p>
      <text:p text:style-name="P1"><text:tab/><text:tab/>• What activities should be tracked?</text:p>
      <text:p text:style-name="P2"/>
      <text:p text:style-name="P10">Solut’n:</text:p>
      <text:p text:style-name="P20"><text:span text:style-name="T20"><text:tab/></text:span><text:span text:style-name="T38">Most </text:span>Online services use artificial intelligence to personalize <text:span text:style-name="T38">user</text:span> experience.<text:span text:style-name="T9"> User Activities should be tracked to achive a recomandation engin. Typically, there are two types of entities involved in a recommender system (RS), let’s call them </text:span><text:span text:style-name="T31">users</text:span><text:span text:style-name="T9"> and </text:span><text:span text:style-name="T31">items</text:span><text:span text:style-name="T9">. </text:span><text:span text:style-name="T10">we</text:span><text:span text:style-name="T9"> would like to make recommendations </text:span><text:span text:style-name="T10">on</text:span><text:span text:style-name="T9"> Items </text:span><text:span text:style-name="T10">which </text:span><text:span text:style-name="T9">are the things </text:span><text:span text:style-name="T10">we</text:span><text:span text:style-name="T9"> would like to recommend to them such as </text:span><text:bookmark text:name="menu-item-4505"/><text:bookmark text:name="menu-main-menu"/><text:span text:style-name="T9">Eat</text:span><text:bookmark text:name="menu-item-4502"/><text:span text:style-name="T9">, </text:span>Drink, <text:bookmark text:name="menu-item-4539"/>Party, <text:bookmark text:name="menu-item-4497"/>Adventure, <text:bookmark text:name="menu-item-4521"/>Explore, , <text:bookmark text:name="menu-item-4531"/>Look Good, <text:bookmark text:name="menu-item-7740"/>Kids, <text:span text:style-name="T40">Watch</text:span>, <text:bookmark text:name="menu-item-4547"/>Travel, <text:bookmark text:name="menu-item-4550"/><text:span text:style-name="T40">and </text:span>News <text:span text:style-name="T40">on ‘Insydo’</text:span>.</text:p>
      <text:p text:style-name="P38"/>
      <text:p text:style-name="P16"><text:tab/>A recommendation engine typically processes data through four phases:</text:p>
      <text:p text:style-name="P16">1. Collection</text:p>
      <text:p text:style-name="P16">2. Storage</text:p>
      <text:p text:style-name="P16">3. Analysis</text:p>
      <text:p text:style-name="P16">4. Recomandation</text:p>
      <text:p text:style-name="P19"/>
      <text:p text:style-name="P8"><text:bookmark text:name="collecting_the_data"/>1. Collection</text:p>
      <text:p text:style-name="Standard"><text:tab/>A recommendation engine can collect data about users based on their implicit <text:span text:style-name="Emphasis">behavior</text:span> or their explicit <text:span text:style-name="Emphasis"><text:span text:style-name="T30">input</text:span></text:span><text:span text:style-name="Emphasis"><text:span text:style-name="T42"> </text:span></text:span><text:span text:style-name="Emphasis"><text:span text:style-name="T43">through searching or "query, query, click" pattern</text:span></text:span>.</text:p>
      <text:p text:style-name="Standard"><text:tab/>Behavior<text:span text:style-name="T45">al</text:span> data is easy to collect because <text:span text:style-name="T41">we</text:span> can keep logs of user activities. Collecting this data is also straightforward because it doesn't require any additional action from the user <text:span text:style-name="T41">as </text:span>they <text:span text:style-name="T41">a</text:span>re already using the application. <text:span text:style-name="T41">In</text:span> this approach it's harder to analyze <text:span text:style-name="T41">or </text:span>filtering the interesting logs from the less-interesting <text:span text:style-name="T41">users</text:span>. </text:p>
      <text:p text:style-name="Standard"><text:tab/>Input<text:span text:style-name="T41">ted</text:span> data can be harder to collect because users need to take additional actions, such as writing a review <text:span text:style-name="T41">or feedback or experience of the place</text:span>. Users might not want to provide this data for a variety of reasons. But when it comes to understanding user preferences, such results are quite precise.</text:p>
      <text:p text:style-name="Standard"/>
      <text:p text:style-name="P8">2. Storage</text:p>
      <text:p text:style-name="Standard"><text:span text:style-name="T15"><text:tab/></text:span>The more data <text:span text:style-name="T45">we</text:span> can make available to our algorithms, the better the recommendations will be. This means that any recommendations project can quickly turn into a big data project.</text:p>
      <text:p text:style-name="P21"><text:tab/>The type of data that <text:span text:style-name="T45">we</text:span> use to create recommendations can help <text:span text:style-name="T45">us to</text:span> decide the type of storage to use. <text:span text:style-name="T45">We</text:span> could choose to use a NoSQL database <text:span text:style-name="T46">like MongioDB</text:span>, <text:span text:style-name="T46">or</text:span> standard SQL database <text:span text:style-name="T46">like MySQl</text:span>, or even some kind of object storage <text:span text:style-name="T46">like IBM Cloud object storage</text:span>. </text:p>
      <text:p text:style-name="P21"><text:tab/>Each of these options is viable depending on whether <text:span text:style-name="T45">we</text:span>'re capturing user input or behavior and on factors such as ease of implementation, the amount of data that the storage can manage, integration with the rest of the environment, and portability.</text:p>
      <text:p text:style-name="Standard"><text:tab/>When saving user ratings or events, a scalable and managed database minimizes the amount of operational tasks needed and helps to focus on the recommendation.</text:p>
      <text:p text:style-name="Standard"/>
      <text:p text:style-name="Standard"/>
      <text:p text:style-name="Standard"/>
      <text:p text:style-name="Standard"/>
      <text:p text:style-name="Standard"><text:soft-page-break/></text:p>
      <text:p text:style-name="P11">3. Analysis</text:p>
      <text:p text:style-name="P22"><text:span text:style-name="T15"><text:tab/></text:span>The first factor to consider in analyzing the data is how quickly <text:span text:style-name="T45">we</text:span> need to present the recommendations to the user. </text:p>
      <text:p text:style-name="P22"><text:tab/>If <text:span text:style-name="T45">we</text:span> want to present recommendations immediately, such as when the user is viewing a product, <text:span text:style-name="T46">we</text:span> will need a more quick and light in <text:span text:style-name="T46">action,</text:span> type of analysis. <text:span text:style-name="T46">Eg.</text:span>, <text:span text:style-name="T46">If we</text:span> want to send the <text:span text:style-name="T48">tourist</text:span> an email that contains recommendations at a later date.</text:p>
      <text:p text:style-name="P23"><text:tab/><text:span text:style-name="T46">We can follow </text:span><text:span text:style-name="Emphasis">Near-real-time</text:span> analysis lets <text:span text:style-name="T48">us</text:span> gather data quickly so <text:span text:style-name="T48">we</text:span> can refresh the analytics every few minutes or seconds. A near-real-time system might be good for providing recommendations during the same browsing session. </text:p>
      <text:p text:style-name="P23"><text:tab/>The platform running the analysis could work directly from a database where the data is saved or on a dump saved periodically in persistent storage.</text:p>
      <text:p text:style-name="Standard"><text:tab/><text:span text:style-name="T47">Another most important aspect of analysis after above disscussed things</text:span> is<text:span text:style-name="T15"> </text:span><text:span text:style-name="Emphasis"><text:span text:style-name="T15">filtering</text:span></text:span>. The most common <text:span text:style-name="T49">filterning </text:span>approaches include<text:span text:style-name="T49">s</text:span>:</text:p>
      <text:list xml:id="list7982597893337532841" text:style-name="L3">
        <text:list-item>
          <text:p text:style-name="P41"><text:span text:style-name="Strong_20_Emphasis">Content-based</text:span>: A popular, recommended <text:span text:style-name="T48">facts</text:span> has similar attributes to what the user views or likes.</text:p>
        </text:list-item>
        <text:list-item>
          <text:p text:style-name="P41"><text:span text:style-name="Strong_20_Emphasis">Cluster</text:span>: Recommended <text:span text:style-name="T48">facts</text:span> go well together, no matter what other users have done.</text:p>
        </text:list-item>
        <text:list-item>
          <text:p text:style-name="P41"><text:span text:style-name="Strong_20_Emphasis">Collaborative</text:span>: Other users, who like the same products the user views or likes, also liked a recommended <text:span text:style-name="T48">facts</text:span>.</text:p>
        </text:list-item>
      </text:list>
      <text:p text:style-name="Standard"><text:tab/></text:p>
      <text:p text:style-name="P24"><text:tab/>Collaborative filtering output is based on the assumption that two different users who liked the same <text:span text:style-name="T48">item</text:span> in the past will probably like the same ones now <text:span text:style-name="T48">also is what i feel to be done.</text:span><text:tab/></text:p>
      <text:p text:style-name="P25"><text:span text:style-name="T50"><text:tab/>As a Analytic approach, we</text:span> can represent data about <text:span text:style-name="T15">ratings</text:span> or <text:span text:style-name="T15">interactions</text:span> as a set of matrices, with <text:span text:style-name="T50">iteams</text:span> and users as dimensions<text:span text:style-name="T50">(m rows * n columns)</text:span>. Collaborative filtering tries to predict the missing cells in a matrix for a specific user-product pair.</text:p>
      <text:p text:style-name="P26"><text:tab/></text:p>
      <text:p text:style-name="P26"><text:span text:style-name="T51">The process of </text:span><text:bookmark text:name="Training-the-models"/><text:span text:style-name="T15">Training</text:span> the models <text:span text:style-name="T51">will be as,</text:span></text:p>
      <text:p text:style-name="P26"/>
      <text:p text:style-name="P24"><text:span text:style-name="T51"><text:tab/>1. </text:span><text:span text:style-name="Strong_20_Emphasis">Rank</text:span>: The number of unknown factors that le<text:span text:style-name="T51">a</text:span>d a user to give a rating. These could include factors such as age, gender, or location <text:span text:style-name="T51">etc</text:span>. The higher the rank, the better the recommendation will be, to some extent. Starting at 5 and increasing by 5 until the recommendation improvement rate slows down, memory and CPU permitting, is a good approach.</text:p>
      <text:p text:style-name="P24"/>
      <text:p text:style-name="P24"><text:tab/><text:span text:style-name="T51">2. </text:span><text:span text:style-name="Strong_20_Emphasis">Lambda</text:span>: A <text:span text:style-name="Emphasis">regularization</text:span> parameter to prevent <text:span text:style-name="Emphasis">overfitting</text:span>, represented by high <text:span text:style-name="Emphasis">variance</text:span>, and low <text:span text:style-name="Emphasis">bias</text:span></text:p>
      <text:p text:style-name="P24"><text:span text:style-name="Emphasis"><text:tab/><text:tab/></text:span><text:span text:style-name="Emphasis"><text:span text:style-name="T44">Variance :<text:tab/></text:span></text:span><text:span text:style-name="Emphasis"><text:span text:style-name="T42">represents how much the predictions fluctuate at a given point, over <text:tab/><text:tab/><text:tab/><text:tab/>multiple runs, compared to the theoretically correct value for that <text:tab/><text:tab/><text:tab/><text:tab/><text:tab/>point.</text:span></text:span></text:p>
      <text:p text:style-name="P24"><text:span text:style-name="Emphasis"><text:span text:style-name="T42"><text:tab/><text:tab/></text:span></text:span><text:span text:style-name="Emphasis"><text:span text:style-name="T44">Bias :<text:tab/><text:tab/></text:span></text:span><text:span text:style-name="Emphasis"><text:span text:style-name="T42">represents how far away the generated predictions are from the true <text:tab/><text:tab/><text:tab/><text:tab/>value </text:span></text:span><text:span text:style-name="Emphasis"><text:span text:style-name="T44">we</text:span></text:span><text:span text:style-name="Emphasis"><text:span text:style-name="T42">'re trying to predict</text:span></text:span></text:p>
      <text:p text:style-name="P24"><text:span text:style-name="Emphasis"><text:span text:style-name="T42"><text:tab/><text:tab/>The higher the lambda, the lower the overfitting but the greater the bias.</text:span></text:span></text:p>
      <text:p text:style-name="P24"><text:span text:style-name="Emphasis"><text:span text:style-name="T42"/></text:span></text:p>
      <text:p text:style-name="P24"><text:span text:style-name="T52"><text:tab/>3. </text:span><text:span text:style-name="Strong_20_Emphasis">Iteration</text:span>: The number of times that the training will run. In this example, <text:span text:style-name="T52">we</text:span> will do 5, 10, and 20 iterations for various combinations of rank and lambda.</text:p>
      <text:p text:style-name="P24"/>
      <text:p text:style-name="P6"><text:tab/><text:span text:style-name="T53">And many more aspects to keep in mind in complete analysis process </text:span></text:p>
      <text:p text:style-name="P6"/>
      <text:p text:style-name="P12">4. <text:span text:style-name="T39">Recomandation</text:span></text:p>
      <text:p text:style-name="P26"><text:span text:style-name="T21"><text:tab/></text:span>To make the results available to the user quickly and easily, <text:span text:style-name="T53">we</text:span> need to load them into a database that can be queried on demand <text:span text:style-name="T54">and provide to user as recomendations.</text:span></text:p>
      <text:p text:style-name="P26"/>
      <text:p text:style-name="P12"><text:soft-page-break/></text:p>
      <text:p text:style-name="P12">Practicale implementqtion will be as,</text:p>
      <text:p text:style-name="P26"><text:span text:style-name="T53">1. </text:span><text:bookmark text:name="get_the_data_from_cloud_sql"/>Get the data from <text:span text:style-name="T53">MySQL / NoSQL / </text:span>Cloud SQL</text:p>
      <text:p text:style-name="P26"><text:span text:style-name="T53">2. </text:span><text:bookmark text:name="convert_the_dataframe_to_rdd_and_create_the_various_datasets"/>Convert the <text:span text:style-name="Source_20_Text"><text:span text:style-name="T55">DataFrame</text:span></text:span> to fault-tolerant collection of elements that can be operated on in parallel and create the various datasets <text:span text:style-name="T53">of it.</text:span></text:p>
      <text:p text:style-name="P26"><text:span text:style-name="T53">3. </text:span><text:bookmark text:name="train_models_based_on_various_parameters"/>Train models based on various parameters</text:p>
      <text:p text:style-name="P29"><text:span text:style-name="T54">4. </text:span><text:bookmark text:name="calculating_top_predictions_for_the_user"/>Calculating top predictions for the user</text:p>
      <text:p text:style-name="P29"><text:span text:style-name="T54">5. </text:span><text:bookmark text:name="saving_the_top_predictions"/>Saving the top predictions</text:p>
      <text:p text:style-name="P29"><text:span text:style-name="T54">6. </text:span><text:bookmark text:name="running_the_solution"/>Running the solution</text:p>
      <text:p text:style-name="P29"><text:span text:style-name="T54">7. </text:span><text:bookmark text:name="monitoring_the_jobs"/>Monitoring the <text:span text:style-name="T54">work of Algorithm</text:span></text:p>
      <text:p text:style-name="P27"/>
      <text:p text:style-name="P29"><text:span text:style-name="T47"><text:s/></text:span><text:span text:style-name="T22">To Track user Activities</text:span><text:span text:style-name="T47"> </text:span></text:p>
      <text:p text:style-name="P42"><text:tab/>We can take help of already availabler User Tracking systems like,</text:p>
      <text:p text:style-name="P27">Google Analytics, AWStats, etc.</text:p>
      <text:p text:style-name="P28"><text:tab/><text:span text:style-name="T56">Or f</text:span>or more granularity we can embed our own set of code in backend which captur<text:span text:style-name="T56">e</text:span>s and stores every click information of user on website <text:span text:style-name="T56">and later can be processed. </text:span></text:p>
      <text:p text:style-name="P30"><text:tab/>Eg. We can use MongoDB to store data(as storing every click) and storing will be done on every click and page load fuctions in backend in Django views. </text:p>
      <text:p text:style-name="P28"/>
      <text:p text:style-name="P7">Google Analytics captures data like:</text:p>
      <text:list xml:id="list590685082904001950" text:style-name="L4">
        <text:list-item>
          <text:p text:style-name="P36"><text:span text:style-name="Strong_20_Emphasis">Page Information</text:span> </text:p>
          <text:list>
            <text:list-item>
              <text:p text:style-name="P36">URL – the URL of the page the user is viewing </text:p>
            </text:list-item>
            <text:list-item>
              <text:p text:style-name="P36">Title – the title of the page the user is viewing </text:p>
            </text:list-item>
          </text:list>
        </text:list-item>
        <text:list-item>
          <text:p text:style-name="P36"><text:span text:style-name="Strong_20_Emphasis">Browser Information</text:span> </text:p>
          <text:list>
            <text:list-item>
              <text:p text:style-name="P36">Browser name – the browser the user is using </text:p>
            </text:list-item>
            <text:list-item>
              <text:p text:style-name="P36">Viewport or Viewing pane – the size of the browser window </text:p>
            </text:list-item>
            <text:list-item>
              <text:p text:style-name="P36">Screen resolution – the resolution of the user’s screen </text:p>
            </text:list-item>
            <text:list-item>
              <text:p text:style-name="P36">Java enabled – whether or not the user has Java enabled </text:p>
            </text:list-item>
            <text:list-item>
              <text:p text:style-name="P36">Flash version – what version of Flash the user is using </text:p>
            </text:list-item>
          </text:list>
        </text:list-item>
        <text:list-item>
          <text:p text:style-name="P36"><text:span text:style-name="Strong_20_Emphasis">User Information</text:span> </text:p>
          <text:list>
            <text:list-item>
              <text:p text:style-name="P36">Location – this is derived from the IP address where the hit originated. The IP address itself is not available in GA as it is personally identifiable information (PII) which violates the terms of Google Analytics. </text:p>
            </text:list-item>
            <text:list-item>
              <text:p text:style-name="P35">Language – derived from the language settings of the browser </text:p>
            </text:list-item>
          </text:list>
        </text:list-item>
      </text:list>
      <text:p text:style-name="P44">If we add our set of code to caputer user activities:</text:p>
      <text:list xml:id="list1338744078530474708" text:style-name="L5">
        <text:list-item>
          <text:p text:style-name="P46">Features wise tracking</text:p>
          <text:list>
            <text:list-item>
              <text:p text:style-name="P45"><text:span text:style-name="T13">M</text:span><text:span text:style-name="T11">ost viewd feature(user </text:span><text:span text:style-name="T12">interest</text:span><text:span text:style-name="T11">) </text:span><text:span text:style-name="T12">or </text:span><text:span text:style-name="Strong_20_Emphasis"><text:span text:style-name="T57">Popular Categories.</text:span></text:span></text:p>
            </text:list-item>
            <text:list-item>
              <text:p text:style-name="P45"><text:span text:style-name="T13">R</text:span><text:span text:style-name="T11">epeateadly accesing feature and its sub </text:span><text:span text:style-name="T12">Categories.</text:span></text:p>
            </text:list-item>
            <text:list-item>
              <text:p text:style-name="P39">Gathering data from social media likes and comments on insydo page and posts.</text:p>
            </text:list-item>
            <text:list-item>
              <text:p text:style-name="P39">Gettng track of user liking recomendations or not.</text:p>
              <text:p text:style-name="P47"><text:span text:style-name="T1">and many more depending on our</text:span><text:span text:style-name="T12">.</text:span></text:p>
            </text:list-item>
          </text:list>
        </text:list-item>
      </text:list>
      <text:p text:style-name="P40"/>
      <text:p text:style-name="P4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4:54:33.268464837</meta:creation-date>
    <meta:generator>LibreOffice/5.1.6.2$Linux_X86_64 LibreOffice_project/10m0$Build-2</meta:generator>
    <dc:date>2017-12-16T18:17:19.298024442</dc:date>
    <meta:editing-duration>PT50M57S</meta:editing-duration>
    <meta:editing-cycles>12</meta:editing-cycles>
    <meta:document-statistic meta:table-count="0" meta:image-count="0" meta:object-count="0" meta:page-count="5" meta:paragraph-count="121" meta:word-count="1977" meta:character-count="11921" meta:non-whitespace-character-count="9943"/>
  </office:meta>
</office:document-meta>
</file>